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7529c" officeooo:paragraph-rsid="0017529c"/>
    </style:style>
    <style:style style:name="T1" style:family="text">
      <style:text-properties officeooo:rsid="00175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.<text:span text:style-name="T1">pyc</text:span></text:p>
      <text:p text:style-name="Standard">*<text:span text:style-name="T1">~</text:span></text:p>
      <text:p text:style-name="Standard">__<text:span text:style-name="T1">pycache__</text:span></text:p>
      <text:p text:style-name="P1">myvenv</text:p>
      <text:p text:style-name="P1">db.sqlite3</text:p>
      <text:p text:style-name="P1">/static</text:p>
      <text:p text:style-name="P1">.DS_S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9:50:54.195922200</meta:creation-date>
    <dc:date>2019-09-04T19:52:02.187121729</dc:date>
    <meta:editing-duration>PT1M12S</meta:editing-duration>
    <meta:editing-cycles>1</meta:editing-cycles>
    <meta:document-statistic meta:table-count="0" meta:image-count="0" meta:object-count="0" meta:page-count="1" meta:paragraph-count="7" meta:word-count="7" meta:character-count="50" meta:non-whitespace-character-count="50"/>
    <meta:generator>LibreOffice/6.0.7.3$Linux_X86_64 LibreOffice_project/00m0$Build-3</meta:generator>
  </office:meta>
</office:document-meta>
</file>